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4">
      <style:paragraph-properties fo:line-height="150%" fo:text-align="center" fo:margin-bottom="0pt"/>
    </style:style>
    <style:style style:family="text" style:name="T66">
      <style:text-properties fo:font-family="Times New Roman" style:font-family-complex="Times New Roman" fo:font-size="14pt" fo:language="ru" fo:country="RU" fo:font-weight="bold"/>
    </style:style>
    <style:style style:family="text" style:name="T67">
      <style:text-properties fo:language="ru" fo:country="RU"/>
    </style:style>
    <style:style style:parent-style-name="682" style:family="paragraph" style:name="P45">
      <style:paragraph-properties fo:line-height="150%" fo:text-align="center" fo:margin-bottom="0pt"/>
    </style:style>
    <style:style style:family="text" style:name="T68">
      <style:text-properties fo:font-family="Times New Roman" style:font-family-complex="Times New Roman" fo:font-size="14pt" fo:language="ru" fo:country="RU" fo:font-weight="bold"/>
    </style:style>
    <style:style style:family="text" style:name="T69">
      <style:text-properties fo:language="ru" fo:country="RU"/>
    </style:style>
    <style:style style:parent-style-name="682" style:family="paragraph" style:name="P46">
      <style:paragraph-properties fo:line-height="150%" fo:text-align="center" fo:margin-bottom="0pt"/>
    </style:style>
    <style:style style:family="text" style:name="T70">
      <style:text-properties fo:font-family="Times New Roman" style:font-family-complex="Times New Roman" fo:font-size="14pt" fo:language="ru" fo:country="RU" fo:font-weight="bold"/>
    </style:style>
    <style:style style:family="text" style:name="T71">
      <style:text-properties fo:language="ru" fo:country="RU"/>
    </style:style>
    <style:style style:parent-style-name="682" style:family="paragraph" style:name="P47">
      <style:paragraph-properties fo:line-height="150%" fo:text-align="center" fo:margin-bottom="0pt"/>
    </style:style>
    <style:style style:family="text" style:name="T72">
      <style:text-properties fo:font-family="Times New Roman" style:font-family-complex="Times New Roman" fo:font-size="14pt" fo:language="ru" fo:country="RU" fo:font-weight="bold"/>
    </style:style>
    <style:style style:family="text" style:name="T73">
      <style:text-properties fo:language="ru" fo:country="RU"/>
    </style:style>
    <style:style style:parent-style-name="682" style:family="paragraph" style:name="P48">
      <style:paragraph-properties fo:line-height="150%" fo:text-align="center" fo:margin-bottom="0pt"/>
    </style:style>
    <style:style style:family="text" style:name="T74">
      <style:text-properties fo:font-family="Times New Roman" style:font-family-complex="Times New Roman" fo:font-size="14pt" fo:language="ru" fo:country="RU"/>
    </style:style>
    <style:style style:family="text" style:name="T75">
      <style:text-properties fo:language="ru" fo:country="RU"/>
    </style:style>
    <style:style style:parent-style-name="682" style:family="paragraph" style:name="P49">
      <style:paragraph-properties fo:line-height="150%" fo:text-align="center" fo:margin-bottom="0pt"/>
    </style:style>
    <style:style style:family="text" style:name="T76">
      <style:text-properties fo:font-family="Times New Roman" style:font-family-complex="Times New Roman" fo:font-size="14pt" fo:language="ru" fo:country="RU"/>
    </style:style>
    <style:style style:family="text" style:name="T77">
      <style:text-properties fo:language="ru" fo:country="RU"/>
    </style:style>
    <style:style style:parent-style-name="682" style:family="paragraph" style:name="P50">
      <style:paragraph-properties fo:line-height="150%" fo:text-align="center" fo:margin-bottom="0pt"/>
    </style:style>
    <style:style style:family="text" style:name="T78">
      <style:text-properties fo:font-family="Times New Roman" style:font-family-complex="Times New Roman" fo:font-size="14pt" fo:language="ru" fo:country="RU"/>
    </style:style>
    <style:style style:family="text" style:name="T79">
      <style:text-properties fo:language="ru" fo:country="RU"/>
    </style:style>
    <style:style style:parent-style-name="682" style:family="paragraph" style:name="P51">
      <style:paragraph-properties fo:line-height="150%" fo:text-align="center" fo:margin-bottom="0pt"/>
    </style:style>
    <style:style style:family="text" style:name="T80">
      <style:text-properties fo:font-family="Times New Roman" style:font-family-complex="Times New Roman" fo:font-size="14pt" fo:language="ru" fo:country="RU"/>
    </style:style>
    <style:style style:family="text" style:name="T81">
      <style:text-properties fo:font-family="Times New Roman" style:font-family-complex="Times New Roman" fo:font-size="14pt" fo:language="ru" fo:country="RU"/>
    </style:style>
    <style:style style:family="text" style:name="T82">
      <style:text-properties fo:language="ru" fo:country="RU"/>
    </style:style>
    <style:style style:parent-style-name="682" style:family="paragraph" style:name="P52">
      <style:paragraph-properties fo:line-height="150%" fo:text-align="center" fo:margin-bottom="0pt"/>
    </style:style>
    <style:style style:family="text" style:name="T83">
      <style:text-properties fo:font-family="Times New Roman" style:font-family-complex="Times New Roman" fo:font-size="14pt" fo:language="ru" fo:country="RU"/>
    </style:style>
    <style:style style:family="text" style:name="T84">
      <style:text-properties fo:language="ru" fo:country="RU"/>
    </style:style>
    <style:style style:parent-style-name="682" style:family="paragraph" style:name="P53">
      <style:paragraph-properties fo:line-height="150%" fo:text-align="center" fo:margin-bottom="0pt"/>
    </style:style>
    <style:style style:family="text" style:name="T85">
      <style:text-properties fo:font-family="Times New Roman" style:font-family-complex="Times New Roman" fo:font-size="14pt" fo:language="ru" fo:country="RU"/>
    </style:style>
    <style:style style:family="text" style:name="T86">
      <style:text-properties fo:font-family="Times New Roman" style:font-family-complex="Times New Roman" fo:font-size="14pt" fo:language="ru" fo:country="RU"/>
    </style:style>
    <style:style style:family="text" style:name="T87">
      <style:text-properties fo:font-family="Times New Roman" style:font-family-complex="Times New Roman" fo:font-size="14pt" fo:language="ru" fo:country="RU"/>
    </style:style>
    <style:style style:family="text" style:name="T88">
      <style:text-properties fo:language="ru" fo:country="RU"/>
    </style:style>
    <style:style style:parent-style-name="682" style:family="paragraph" style:name="P54">
      <style:paragraph-properties fo:line-height="150%" fo:text-align="center" fo:margin-bottom="0pt"/>
    </style:style>
    <style:style style:family="text" style:name="T89">
      <style:text-properties fo:font-family="Times New Roman" style:font-family-complex="Times New Roman" fo:font-size="14pt" fo:language="ru" fo:country="RU"/>
    </style:style>
    <style:style style:family="text" style:name="T90">
      <style:text-properties fo:language="ru" fo:country="RU"/>
    </style:style>
    <style:style style:parent-style-name="682" style:family="paragraph" style:name="P55">
      <style:paragraph-properties fo:line-height="150%" fo:text-align="center" fo:margin-bottom="0pt"/>
    </style:style>
    <style:style style:family="text" style:name="T91">
      <style:text-properties fo:font-family="Times New Roman" style:font-family-complex="Times New Roman" fo:font-size="14pt" fo:language="ru" fo:country="RU"/>
    </style:style>
    <style:style style:family="text" style:name="T92">
      <style:text-properties fo:language="ru" fo:country="RU"/>
    </style:style>
    <style:style style:parent-style-name="682" style:family="paragraph" style:name="P56">
      <style:paragraph-properties fo:line-height="150%" fo:text-align="center" fo:margin-bottom="0pt"/>
    </style:style>
    <style:style style:family="text" style:name="T93">
      <style:text-properties fo:font-family="Times New Roman" style:font-family-complex="Times New Roman" fo:font-size="14pt" fo:language="ru" fo:country="RU"/>
    </style:style>
    <style:style style:family="text" style:name="T94">
      <style:text-properties fo:language="ru" fo:country="RU"/>
    </style:style>
    <style:style style:parent-style-name="682" style:family="paragraph" style:name="P57">
      <style:paragraph-properties fo:line-height="150%" fo:text-align="center" fo:margin-bottom="0pt"/>
    </style:style>
    <style:style style:family="text" style:name="T95">
      <style:text-properties fo:font-family="Times New Roman" style:font-family-complex="Times New Roman" fo:font-size="14pt" fo:language="ru" fo:country="RU"/>
    </style:style>
    <style:style style:family="text" style:name="T96">
      <style:text-properties fo:language="ru" fo:country="RU"/>
    </style:style>
    <style:style style:parent-style-name="682" style:family="paragraph" style:name="P58">
      <style:paragraph-properties fo:line-height="150%" fo:text-align="center" fo:margin-bottom="0pt"/>
    </style:style>
    <style:style style:family="text" style:name="T97">
      <style:text-properties fo:font-family="Times New Roman" style:font-family-complex="Times New Roman" fo:font-size="14pt" fo:language="ru" fo:country="RU"/>
    </style:style>
    <style:style style:family="text" style:name="T98">
      <style:text-properties fo:language="ru" fo:country="RU"/>
    </style:style>
    <style:style style:parent-style-name="682" style:family="paragraph" style:name="P59">
      <style:paragraph-properties fo:line-height="150%" fo:text-align="center" fo:margin-bottom="0pt"/>
    </style:style>
    <style:style style:family="text" style:name="T99">
      <style:text-properties fo:font-family="Times New Roman" style:font-family-complex="Times New Roman" fo:font-size="14pt" fo:language="ru" fo:country="RU"/>
    </style:style>
    <style:style style:family="text" style:name="T100">
      <style:text-properties fo:language="ru" fo:country="RU"/>
    </style:style>
    <style:style style:parent-style-name="682" style:family="paragraph" style:name="P60">
      <style:paragraph-properties fo:line-height="150%" fo:text-align="center" fo:margin-bottom="0pt"/>
    </style:style>
    <style:style style:family="text" style:name="T101">
      <style:text-properties fo:font-family="Times New Roman" style:font-family-complex="Times New Roman" fo:font-size="14pt" fo:language="ru" fo:country="RU"/>
    </style:style>
    <style:style style:family="text" style:name="T102">
      <style:text-properties fo:language="ru" fo:country="RU"/>
    </style:style>
    <style:style style:parent-style-name="682" style:family="paragraph" style:name="P61">
      <style:paragraph-properties fo:line-height="150%" fo:text-align="center" fo:margin-bottom="0pt"/>
    </style:style>
    <style:style style:family="text" style:name="T103">
      <style:text-properties fo:font-family="Times New Roman" style:font-family-complex="Times New Roman" fo:font-size="14pt" fo:language="ru" fo:country="RU"/>
    </style:style>
    <style:style style:family="text" style:name="T104">
      <style:text-properties fo:language="ru" fo:country="RU"/>
    </style:style>
    <style:style style:parent-style-name="682" style:family="paragraph" style:name="P62">
      <style:paragraph-properties fo:line-height="150%" fo:text-align="center" fo:margin-bottom="0pt"/>
    </style:style>
    <style:style style:family="text" style:name="T105">
      <style:text-properties fo:font-family="Times New Roman" style:font-family-complex="Times New Roman" fo:font-size="14pt" fo:language="ru" fo:country="RU"/>
    </style:style>
    <style:style style:family="text" style:name="T106">
      <style:text-properties fo:language="ru" fo:country="RU"/>
    </style:style>
    <style:style style:parent-style-name="682" style:family="paragraph" style:name="P63">
      <style:paragraph-properties fo:line-height="150%" fo:text-align="center" fo:margin-bottom="0pt"/>
    </style:style>
    <style:style style:family="text" style:name="T107">
      <style:text-properties fo:font-family="Times New Roman" style:font-family-complex="Times New Roman" fo:font-size="14pt" fo:language="ru" fo:country="RU"/>
    </style:style>
    <style:style style:family="text" style:name="T108">
      <style:text-properties fo:language="ru" fo:country="RU"/>
    </style:style>
    <style:style style:parent-style-name="682" style:family="paragraph" style:name="P64">
      <style:paragraph-properties fo:line-height="150%" fo:text-align="center" fo:margin-bottom="0pt"/>
    </style:style>
    <style:style style:family="text" style:name="T109">
      <style:text-properties fo:font-family="Times New Roman" style:font-family-complex="Times New Roman" fo:font-size="14pt" fo:language="ru" fo:country="RU"/>
    </style:style>
    <style:style style:family="text" style:name="T110">
      <style:text-properties fo:language="ru" fo:country="RU"/>
    </style:style>
    <style:style style:parent-style-name="682" style:family="paragraph" style:name="P65">
      <style:paragraph-properties fo:line-height="150%" fo:text-align="right" fo:margin-bottom="0pt"/>
    </style:style>
    <style:style style:family="text" style:name="T111">
      <style:text-properties fo:font-family="Times New Roman" style:font-family-complex="Times New Roman" fo:font-size="14pt" fo:language="ru" fo:country="RU"/>
    </style:style>
    <style:style style:family="text" style:name="T112">
      <style:text-properties fo:font-family="Times New Roman" style:font-family-complex="Times New Roman" fo:font-size="14pt" fo:language="ru" fo:country="RU"/>
    </style:style>
    <style:style style:parent-style-name="682" style:family="paragraph" style:name="P66">
      <style:text-properties/>
      <style:paragraph-properties fo:line-height="150%" fo:text-align="right" fo:margin-bottom="0pt"/>
    </style:style>
    <style:style style:family="text" style:name="T113">
      <style:text-properties fo:font-family="Times New Roman" style:font-family-complex="Times New Roman" fo:font-size="14pt" fo:language="ru" fo:country="RU"/>
    </style:style>
    <style:style style:family="text" style:name="T114">
      <style:text-properties fo:font-family="Times New Roman" style:font-family-complex="Times New Roman" fo:font-size="14pt" fo:language="ru" fo:country="RU"/>
    </style:style>
    <style:style style:parent-style-name="682" style:family="paragraph" style:name="P67">
      <style:text-properties/>
      <style:paragraph-properties fo:line-height="150%" fo:text-align="right" fo:margin-bottom="0pt"/>
    </style:style>
    <style:style style:family="text" style:name="T115">
      <style:text-properties fo:font-family="Times New Roman" style:font-family-complex="Times New Roman" fo:font-size="14pt" fo:language="ru" fo:country="RU"/>
    </style:style>
    <style:style style:family="text" style:name="T116">
      <style:text-properties fo:font-family="Times New Roman" style:font-family-complex="Times New Roman" fo:font-size="14pt" fo:language="ru" fo:country="RU"/>
    </style:style>
    <style:style style:family="text" style:name="T117">
      <style:text-properties fo:language="ru" fo:country="RU"/>
    </style:style>
    <style:style style:parent-style-name="682" style:family="paragraph" style:name="P68">
      <style:paragraph-properties fo:line-height="150%" fo:text-align="right" fo:margin-bottom="0pt"/>
    </style:style>
    <style:style style:family="text" style:name="T118">
      <style:text-properties fo:font-family="Times New Roman" style:font-family-complex="Times New Roman" fo:font-size="14pt" fo:language="ru" fo:country="RU"/>
    </style:style>
    <style:style style:family="text" style:name="T119">
      <style:text-properties fo:language="ru" fo:country="RU"/>
    </style:style>
    <style:style style:parent-style-name="682" style:family="paragraph" style:name="P69">
      <style:paragraph-properties fo:line-height="150%" fo:text-align="right" fo:margin-bottom="0pt"/>
    </style:style>
    <style:style style:family="text" style:name="T120">
      <style:text-properties fo:font-family="Times New Roman" style:font-family-complex="Times New Roman" fo:font-size="14pt" fo:language="ru" fo:country="RU"/>
    </style:style>
    <style:style style:family="text" style:name="T121">
      <style:text-properties fo:font-family="Times New Roman" style:font-family-complex="Times New Roman" fo:font-size="14pt" fo:language="ru" fo:country="RU"/>
    </style:style>
    <style:style style:family="text" style:name="T122">
      <style:text-properties fo:language="ru" fo:country="RU"/>
    </style:style>
    <style:style style:parent-style-name="682" style:family="paragraph" style:name="P70">
      <style:paragraph-properties fo:line-height="150%" fo:text-align="right" fo:margin-bottom="0pt"/>
    </style:style>
    <style:style style:family="text" style:name="T123">
      <style:text-properties fo:font-family="Times New Roman" style:font-family-complex="Times New Roman" fo:font-size="14pt" fo:language="ru" fo:country="RU"/>
    </style:style>
    <style:style style:family="text" style:name="T124">
      <style:text-properties fo:language="ru" fo:country="RU"/>
    </style:style>
    <style:style style:parent-style-name="682" style:family="paragraph" style:name="P71">
      <style:paragraph-properties fo:line-height="150%" fo:text-align="right" fo:margin-bottom="0pt"/>
    </style:style>
    <style:style style:family="text" style:name="T125">
      <style:text-properties fo:font-family="Times New Roman" style:font-family-complex="Times New Roman" fo:font-size="14pt" fo:language="ru" fo:country="RU"/>
    </style:style>
    <style:style style:family="text" style:name="T126">
      <style:text-properties fo:language="ru" fo:country="RU"/>
    </style:style>
    <style:style style:parent-style-name="682" style:family="paragraph" style:name="P72">
      <style:paragraph-properties fo:line-height="150%" fo:text-align="right" fo:margin-bottom="0pt"/>
    </style:style>
    <style:style style:family="text" style:name="T127">
      <style:text-properties fo:font-family="Times New Roman" style:font-family-complex="Times New Roman" fo:font-size="14pt" fo:language="ru" fo:country="RU"/>
    </style:style>
    <style:style style:family="text" style:name="T128">
      <style:text-properties fo:language="ru" fo:country="RU"/>
    </style:style>
    <style:style style:parent-style-name="682" style:family="paragraph" style:name="P73">
      <style:paragraph-properties fo:line-height="150%" fo:text-align="center" fo:margin-bottom="0pt"/>
    </style:style>
    <style:style style:family="text" style:name="T129">
      <style:text-properties fo:font-family="Times New Roman" style:font-family-complex="Times New Roman" fo:font-size="14pt" fo:language="ru" fo:country="RU"/>
    </style:style>
    <style:style style:family="text" style:name="T130">
      <style:text-properties fo:language="ru" fo:country="RU"/>
    </style:style>
    <style:style style:parent-style-name="682" style:family="paragraph" style:name="P74">
      <style:paragraph-properties fo:line-height="150%" fo:text-align="left" fo:break-before="page"/>
    </style:style>
    <style:style style:family="text" style:name="T131">
      <style:text-properties fo:font-family="Times New Roman" style:font-family-complex="Times New Roman" fo:font-size="14pt" fo:language="ru" fo:country="RU" fo:font-weight="bold"/>
    </style:style>
    <style:style style:family="text" style:name="T132">
      <style:text-properties fo:language="ru" fo:country="RU"/>
    </style:style>
    <style:style style:parent-style-name="682" style:family="paragraph" style:name="P75">
      <style:paragraph-properties fo:line-height="150%" fo:text-align="left" fo:border="none"/>
    </style:style>
    <style:style style:family="text" style:name="T133">
      <style:text-properties fo:font-family="Times New Roman" style:font-family-complex="Times New Roman" fo:font-size="14pt" fo:language="ru" fo:country="RU"/>
    </style:style>
    <style:style style:family="text" style:name="T134">
      <style:text-properties fo:font-family="Times New Roman" style:font-family-complex="Times New Roman" fo:font-size="14pt" fo:language="ru" fo:country="RU"/>
    </style:style>
    <style:style style:family="text" style:name="T135">
      <style:text-properties fo:font-family="Times New Roman" style:font-family-complex="Times New Roman" fo:font-size="14pt" fo:language="ru" fo:country="RU"/>
    </style:style>
    <style:style style:family="text" style:name="T136">
      <style:text-properties fo:font-family="Times New Roman" style:font-family-complex="Times New Roman" fo:font-size="14pt" fo:language="ru" fo:country="RU"/>
    </style:style>
    <style:style style:parent-style-name="682" style:family="paragraph" style:name="P76">
      <style:paragraph-properties fo:line-height="150%" fo:text-align="justify" fo:border="none"/>
    </style:style>
    <style:style style:family="text" style:name="T137">
      <style:text-properties fo:font-family="Times New Roman" style:font-family-complex="Times New Roman" fo:font-size="14pt" fo:language="ru" fo:country="RU"/>
    </style:style>
    <style:style style:family="text" style:name="T138">
      <style:text-properties fo:font-family="Times New Roman" style:font-family-complex="Times New Roman" fo:font-size="14pt" fo:language="ru" fo:country="RU"/>
    </style:style>
    <style:style style:family="text" style:name="T139">
      <style:text-properties fo:font-family="Times New Roman" style:font-family-complex="Times New Roman" fo:font-size="14pt" fo:language="ru" fo:country="RU"/>
    </style:style>
    <style:style style:family="text" style:name="T140">
      <style:text-properties fo:font-family="Times New Roman" style:font-family-complex="Times New Roman" fo:font-size="14pt" fo:language="ru" fo:country="RU"/>
    </style:style>
    <style:style style:family="text" style:name="T141">
      <style:text-properties fo:font-family="Times New Roman" style:font-family-complex="Times New Roman" fo:font-size="14pt" fo:language="ru" fo:country="RU"/>
    </style:style>
    <style:style style:parent-style-name="682" style:family="paragraph" style:name="P77">
      <style:paragraph-properties fo:line-height="150%" fo:text-align="left"/>
    </style:style>
    <style:style style:family="text" style:name="T142">
      <style:text-properties fo:font-family="Times New Roman" style:font-family-complex="Times New Roman" fo:font-size="14pt" fo:language="ru" fo:country="RU"/>
    </style:style>
    <style:style style:family="text" style:name="T143">
      <style:text-properties fo:font-family="Times New Roman" style:font-family-complex="Times New Roman" fo:font-size="14pt" fo:language="ru" fo:country="RU"/>
    </style:style>
    <style:style style:family="text" style:name="T144">
      <style:text-properties fo:language="ru" fo:country="RU"/>
    </style:style>
    <style:style style:parent-style-name="682" style:family="paragraph" style:name="P78">
      <style:paragraph-properties fo:line-height="150%" fo:text-align="left"/>
    </style:style>
    <style:style style:family="text" style:name="T145">
      <style:text-properties fo:font-family="Times New Roman" style:font-family-complex="Times New Roman" fo:font-size="14pt" fo:language="ru" fo:country="RU"/>
    </style:style>
    <style:style style:family="text" style:name="T146">
      <style:text-properties fo:font-family="Times New Roman" style:font-family-complex="Times New Roman" fo:font-size="14pt" fo:language="ru" fo:country="RU"/>
    </style:style>
    <style:style style:parent-style-name="682" style:family="paragraph" style:name="P79">
      <style:text-properties/>
      <style:paragraph-properties fo:line-height="150%" fo:text-align="left"/>
    </style:style>
    <style:style style:family="text" style:name="T147">
      <style:text-properties fo:font-family="Times New Roman" style:font-family-asian="Times New Roman" style:font-family-complex="Times New Roman" fo:font-size="14pt" fo:language="ru" fo:country="RU"/>
    </style:style>
    <style:style style:family="text" style:name="T148">
      <style:text-properties fo:font-family="Times New Roman" style:font-family-asian="Times New Roman" style:font-family-complex="Times New Roman" fo:font-size="14pt" fo:language="ru" fo:country="RU"/>
    </style:style>
    <style:style style:family="text" style:name="T149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51">
      <style:text-properties fo:font-family="Times New Roman" style:font-family-asian="Times New Roman" style:font-family-complex="Times New Roman" fo:font-size="14pt" fo:language="ru" fo:country="RU"/>
    </style:style>
    <style:style style:family="text" style:name="T152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54">
      <style:text-properties fo:font-family="Times New Roman" style:font-family-asian="Times New Roman" style:font-family-complex="Times New Roman" fo:font-size="14pt" fo:language="ru" fo:country="RU"/>
    </style:style>
    <style:style style:family="text" style:name="T155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2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5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5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5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59">
      <style:text-properties fo:font-family="Times New Roman" style:font-family-asian="Times New Roman" style:font-family-complex="Times New Roman" fo:font-size="14pt" fo:language="ru" fo:country="RU"/>
    </style:style>
    <style:style style:family="text" style:name="T160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3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6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6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16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68">
      <style:text-properties fo:font-family="Times New Roman" style:font-family-asian="Times New Roman" style:font-family-complex="Times New Roman" fo:font-size="14pt" fo:language="ru" fo:country="RU"/>
    </style:style>
    <style:style style:family="text" style:name="T169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4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7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71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17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73">
      <style:text-properties fo:font-family="Times New Roman" style:font-family-asian="Times New Roman" style:font-family-complex="Times New Roman" fo:font-size="14pt" fo:language="ru" fo:country="RU"/>
    </style:style>
    <style:style style:family="text" style:name="T174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5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7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76">
      <style:text-properties fo:font-family="Times New Roman" style:font-family-asian="Times New Roman" style:font-family-complex="Times New Roman" fo:font-size="14pt" fo:language="ru" fo:country="RU"/>
    </style:style>
    <style:style style:family="text" style:name="T177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6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7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7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4">
      <style:text-properties fo:font-family="Times New Roman" style:font-family-asian="Times New Roman" style:font-family-complex="Times New Roman" fo:font-size="14pt" fo:language="ru" fo:country="RU"/>
    </style:style>
    <style:style style:family="text" style:name="T185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8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87">
      <style:text-properties fo:font-family="Times New Roman" style:font-family-asian="Times New Roman" style:font-family-complex="Times New Roman" fo:font-size="14pt" fo:language="ru" fo:country="RU"/>
    </style:style>
    <style:style style:family="text" style:name="T188">
      <style:text-properties fo:font-family="Times New Roman" style:font-family-asian="Times New Roman" style:font-family-complex="Times New Roman" fo:font-size="14pt"/>
    </style:style>
    <style:style style:parent-style-name="647" style:list-style-name="WWNum12" style:family="paragraph" style:name="P8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8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1">
      <style:text-properties fo:color="#000000" fo:font-family="Times New Roman" style:font-family-asian="Times New Roman" style:font-family-complex="Times New Roman" fo:font-size="14pt"/>
    </style:style>
    <style:style style:parent-style-name="647" style:list-style-name="WWNum12" style:family="paragraph" style:name="P8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9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4">
      <style:text-properties fo:color="#000000" fo:font-family="Times New Roman" style:font-family-asian="Times New Roman" style:font-family-complex="Times New Roman" fo:font-size="14pt"/>
    </style:style>
    <style:style style:parent-style-name="647" style:list-style-name="WWNum12" style:family="paragraph" style:name="P9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19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197">
      <style:text-properties fo:color="#000000" fo:font-family="Times New Roman" style:font-family-asian="Times New Roman" style:font-family-complex="Times New Roman" fo:font-size="14pt"/>
    </style:style>
    <style:style style:parent-style-name="682" style:list-style-name="WWNum12" style:family="paragraph" style:name="P91">
      <style:text-properties/>
      <style:paragraph-properties fo:line-height="150%" fo:text-align="justify"/>
    </style:style>
    <style:style style:family="text" style:name="T198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19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4">
      <style:text-properties fo:font-family="Times New Roman" style:font-family-asian="Times New Roman" style:font-family-complex="Times New Roman" fo:font-size="14pt"/>
    </style:style>
    <style:style style:parent-style-name="682" style:list-style-name="WWNum12" style:family="paragraph" style:name="P92">
      <style:text-properties/>
      <style:paragraph-properties fo:line-height="150%" fo:text-align="justify" fo:border="none"/>
    </style:style>
    <style:style style:family="text" style:name="T20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08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3">
      <style:text-properties/>
      <style:paragraph-properties fo:line-height="150%" fo:text-align="justify" fo:border="none"/>
    </style:style>
    <style:style style:family="text" style:name="T20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2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4">
      <style:text-properties/>
      <style:paragraph-properties fo:line-height="150%" fo:text-align="justify" fo:border="none"/>
    </style:style>
    <style:style style:family="text" style:name="T21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4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5">
      <style:text-properties/>
      <style:paragraph-properties fo:line-height="150%" fo:text-align="justify" fo:border="none"/>
    </style:style>
    <style:style style:family="text" style:name="T21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9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6">
      <style:text-properties/>
      <style:paragraph-properties fo:line-height="150%" fo:text-align="justify" fo:border="none"/>
    </style:style>
    <style:style style:family="text" style:name="T22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1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7">
      <style:text-properties/>
      <style:paragraph-properties fo:line-height="150%" fo:text-align="justify" fo:border="none"/>
    </style:style>
    <style:style style:family="text" style:name="T22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3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8">
      <style:text-properties/>
      <style:paragraph-properties fo:line-height="150%" fo:text-align="justify" fo:border="none"/>
    </style:style>
    <style:style style:family="text" style:name="T22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5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99">
      <style:text-properties/>
      <style:paragraph-properties fo:line-height="150%" fo:text-align="justify" fo:border="none"/>
    </style:style>
    <style:style style:family="text" style:name="T22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7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100">
      <style:text-properties/>
      <style:paragraph-properties fo:line-height="150%" fo:text-align="justify" fo:border="none"/>
    </style:style>
    <style:style style:family="text" style:name="T22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1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101">
      <style:text-properties/>
      <style:paragraph-properties fo:line-height="150%" fo:text-align="justify" fo:border="none"/>
    </style:style>
    <style:style style:family="text" style:name="T23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3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102">
      <style:text-properties/>
      <style:paragraph-properties fo:line-height="150%" fo:text-align="justify" fo:border="none"/>
    </style:style>
    <style:style style:family="text" style:name="T23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7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12" style:family="paragraph" style:name="P103">
      <style:text-properties/>
      <style:paragraph-properties fo:line-height="150%" fo:text-align="justify" fo:border="none"/>
    </style:style>
    <style:style style:family="text" style:name="T23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9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04">
      <style:text-properties/>
      <style:paragraph-properties fo:line-height="150%" fo:text-align="justify" fo:margin-left="0cm" fo:text-indent="0cm" fo:border="none"/>
    </style:style>
    <style:style style:family="text" style:name="T24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1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05">
      <style:text-properties/>
      <style:paragraph-properties fo:line-height="150%" fo:text-align="justify" fo:margin-left="0cm" fo:text-indent="0cm" fo:border="none"/>
    </style:style>
    <style:style style:family="text" style:name="T24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3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06">
      <style:text-properties/>
      <style:paragraph-properties fo:line-height="150%" fo:text-align="justify" fo:margin-left="0cm" fo:text-indent="0cm" fo:border="none"/>
    </style:style>
    <style:style style:family="text" style:name="T24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7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25" style:family="paragraph" style:name="P107">
      <style:text-properties/>
      <style:paragraph-properties fo:line-height="150%" fo:text-align="justify" fo:border="none"/>
    </style:style>
    <style:style style:family="text" style:name="T24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9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08">
      <style:text-properties/>
      <style:paragraph-properties fo:line-height="150%" fo:text-align="justify" fo:margin-left="0cm" fo:text-indent="0cm" fo:border="none"/>
    </style:style>
    <style:style style:family="text" style:name="T25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3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25" style:family="paragraph" style:name="P109">
      <style:text-properties/>
      <style:paragraph-properties fo:line-height="150%" fo:text-align="justify" fo:border="none"/>
    </style:style>
    <style:style style:family="text" style:name="T25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5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10">
      <style:text-properties/>
      <style:paragraph-properties fo:line-height="150%" fo:text-align="justify" fo:margin-left="0cm" fo:text-indent="0cm" fo:border="none"/>
    </style:style>
    <style:style style:family="text" style:name="T25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0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25" style:family="paragraph" style:name="P111">
      <style:text-properties/>
      <style:paragraph-properties fo:line-height="150%" fo:text-align="justify" fo:border="none"/>
    </style:style>
    <style:style style:family="text" style:name="T26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2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12">
      <style:text-properties/>
      <style:paragraph-properties fo:line-height="150%" fo:text-align="justify" fo:margin-left="0cm" fo:text-indent="0cm" fo:border="none"/>
    </style:style>
    <style:style style:family="text" style:name="T26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6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25" style:family="paragraph" style:name="P113">
      <style:text-properties/>
      <style:paragraph-properties fo:line-height="150%" fo:text-align="justify" fo:border="none"/>
    </style:style>
    <style:style style:family="text" style:name="T26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8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14">
      <style:text-properties/>
      <style:paragraph-properties fo:line-height="150%" fo:text-align="justify" fo:margin-left="0cm" fo:text-indent="0cm" fo:border="none"/>
    </style:style>
    <style:style style:family="text" style:name="T26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2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list-style-name="WWNum25" style:family="paragraph" style:name="P115">
      <style:text-properties/>
      <style:paragraph-properties fo:line-height="150%" fo:text-align="justify" fo:border="none"/>
    </style:style>
    <style:style style:family="text" style:name="T27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4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16">
      <style:text-properties/>
      <style:paragraph-properties fo:line-height="150%" fo:text-align="justify" fo:margin-left="0cm" fo:text-indent="0cm" fo:border="none"/>
    </style:style>
    <style:style style:family="text" style:name="T27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8">
      <style:text-properties fo:color="#000000" fo:font-family="Times New Roman" style:font-family-asian="Times New Roman" style:font-family-complex="Times New Roman" fo:font-size="14pt" fo:language="ru" fo:country="RU"/>
    </style:style>
    <style:style style:family="paragraph" style:name="P117">
      <style:text-properties/>
      <style:paragraph-properties fo:break-before="page"/>
    </style:style>
    <style:style style:family="text" style:name="T27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0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82" style:family="paragraph" style:name="P118">
      <style:paragraph-properties fo:line-height="150%" fo:text-align="left" fo:break-before="page"/>
    </style:style>
    <style:style style:family="text" style:name="T281">
      <style:text-properties fo:font-family="Times New Roman" style:font-family-complex="Times New Roman" fo:font-size="14pt" fo:language="ru" fo:country="RU" fo:font-weight="bold"/>
    </style:style>
    <style:style style:parent-style-name="682" style:family="paragraph" style:name="P119">
      <style:text-properties/>
      <style:paragraph-properties fo:line-height="150%" fo:text-align="justify" fo:margin-bottom="9.9pt" fo:border="none"/>
    </style:style>
    <style:style style:family="text" style:name="T282">
      <style:text-properties fo:font-family="Times New Roman" style:font-family-complex="Times New Roman" fo:font-size="14pt" fo:language="ru" fo:country="RU"/>
    </style:style>
    <style:style style:family="text" style:name="T283">
      <style:text-properties fo:font-family="Times New Roman" style:font-family-complex="Times New Roman" fo:font-size="14pt" fo:language="ru" fo:country="RU"/>
    </style:style>
    <style:style style:family="text" style:name="T284">
      <style:text-properties fo:font-family="Times New Roman" style:font-family-complex="Times New Roman" fo:font-size="14pt" fo:language="ru" fo:country="RU"/>
    </style:style>
    <style:style style:family="text" style:name="T285">
      <style:text-properties fo:font-family="Times New Roman" style:font-family-complex="Times New Roman" fo:font-size="14pt" fo:language="ru" fo:country="RU"/>
    </style:style>
    <style:style style:family="text" style:name="T286">
      <style:text-properties fo:font-family="Times New Roman" style:font-family-complex="Times New Roman" fo:font-size="14pt" fo:language="ru" fo:country="RU"/>
    </style:style>
    <style:style style:parent-style-name="682" style:family="paragraph" style:name="P120">
      <style:text-properties/>
      <style:paragraph-properties fo:line-height="150%" fo:text-align="justify" fo:border="none"/>
    </style:style>
    <style:style style:family="text" style:name="T287">
      <style:text-properties fo:font-family="Times New Roman" style:font-family-complex="Times New Roman" fo:font-size="14pt" fo:language="ru" fo:country="RU"/>
    </style:style>
    <style:style style:family="text" style:name="T288">
      <style:text-properties fo:font-family="Times New Roman" style:font-family-complex="Times New Roman" fo:font-size="14pt" fo:language="ru" fo:country="RU"/>
    </style:style>
    <style:style style:family="text" style:name="T289">
      <style:text-properties fo:font-family="Times New Roman" style:font-family-complex="Times New Roman" fo:font-size="14pt" fo:language="ru" fo:country="RU"/>
    </style:style>
    <style:style style:family="text" style:name="T290">
      <style:text-properties fo:font-family="Times New Roman" style:font-family-complex="Times New Roman" fo:font-size="14pt" fo:language="ru" fo:country="RU"/>
    </style:style>
    <style:style style:family="text" style:name="T291">
      <style:text-properties fo:font-family="Times New Roman" style:font-family-complex="Times New Roman" fo:font-size="14pt" fo:language="ru" fo:country="RU"/>
    </style:style>
    <style:style style:family="text" style:name="T292">
      <style:text-properties fo:font-family="Times New Roman" style:font-family-complex="Times New Roman" fo:font-size="14pt" fo:language="ru" fo:country="RU"/>
    </style:style>
    <style:style style:family="text" style:name="T293">
      <style:text-properties fo:font-family="Times New Roman" style:font-family-complex="Times New Roman" fo:font-size="14pt" fo:language="ru" fo:country="RU"/>
    </style:style>
    <style:style style:parent-style-name="682" style:family="paragraph" style:name="P121">
      <style:paragraph-properties fo:line-height="150%" fo:text-align="left"/>
    </style:style>
    <style:style style:family="text" style:name="T294">
      <style:text-properties fo:font-family="Times New Roman" style:font-family-complex="Times New Roman" fo:font-size="14pt" fo:language="ru" fo:country="RU"/>
    </style:style>
    <style:style style:family="text" style:name="T295">
      <style:text-properties fo:font-family="Times New Roman" style:font-family-complex="Times New Roman" fo:font-size="14pt" fo:language="ru" fo:country="RU"/>
    </style:style>
    <style:style style:parent-style-name="682" style:family="paragraph" style:name="P122">
      <style:paragraph-properties fo:line-height="150%" fo:text-align="left"/>
    </style:style>
    <style:style style:family="text" style:name="T296">
      <style:text-properties fo:font-family="Times New Roman" style:font-family-complex="Times New Roman" fo:font-size="14pt" fo:language="ru" fo:country="RU"/>
    </style:style>
    <style:style style:parent-style-name="682" style:family="paragraph" style:name="P123">
      <style:text-properties/>
      <style:paragraph-properties fo:line-height="150%" fo:text-align="left"/>
    </style:style>
    <style:style style:family="text" style:name="T297">
      <style:text-properties fo:font-family="Times New Roman" style:font-family-asian="Times New Roman" style:font-family-complex="Times New Roman" fo:font-size="14pt" fo:language="ru" fo:country="RU"/>
    </style:style>
    <style:style style:family="text" style:name="T298">
      <style:text-properties fo:font-family="Times New Roman" style:font-family-asian="Times New Roman" style:font-family-complex="Times New Roman" fo:font-size="14pt"/>
    </style:style>
    <style:style style:parent-style-name="682" style:family="paragraph" style:name="P124">
      <style:text-properties/>
      <style:paragraph-properties fo:line-height="150%" fo:text-align="justify" fo:margin-left="0cm" fo:text-indent="0cm" fo:border="none"/>
    </style:style>
    <style:style style:family="text" style:name="T29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0">
      <style:text-properties fo:color="#000000" fo:font-family="Times New Roman" style:font-family-asian="Times New Roman" style:font-family-complex="Times New Roman" fo:font-size="14pt" fo:language="ru" fo:country="RU"/>
    </style:style>
  </office:automatic-styles>
  <office:body>
    <office:text text:use-soft-page-breaks="true">
      <text:p text:style-name="P44"><text:span text:style-name="T66">МИНОБРНАУКИ РОССИИ</text:span><text:span text:style-name="T67"/><text:span/></text:p>
      <text:p text:style-name="P45"><text:span text:style-name="T68">Федеральное государственное бюджетное образовательное учреждение высшего образования <text:line-break/>«Тульский государственный университет»</text:span><text:span text:style-name="T69"/><text:span/></text:p>
      <text:p text:style-name="P46"><text:span text:style-name="T70"/><text:span text:style-name="T71"/><text:span/></text:p>
      <text:p text:style-name="P47"><text:span text:style-name="T72">Интернет-институт</text:span><text:span text:style-name="T73"/><text:span/></text:p>
      <text:p text:style-name="P48"><text:span text:style-name="T74"/><text:span text:style-name="T75"/><text:span/></text:p>
      <text:p text:style-name="P49"><text:span text:style-name="T76"/><text:span text:style-name="T77"/><text:span/></text:p>
      <text:p text:style-name="P50"><text:span text:style-name="T78"/><text:span text:style-name="T79"/><text:span/></text:p>
      <text:p text:style-name="P51"><text:span text:style-name="T80">ЛАБОРАТОРНАЯ</text:span><text:span text:style-name="T81"> РАБОТА</text:span><text:span text:style-name="T82"/><text:span/></text:p>
      <text:p text:style-name="P52"><text:span text:style-name="T83">по дисциплине</text:span><text:span text:style-name="T84"/><text:span/></text:p>
      <text:p text:style-name="P53"><text:span text:style-name="T85">«</text:span><text:span text:style-name="T86">Информатика</text:span><text:span text:style-name="T87">»</text:span><text:span text:style-name="T88"/><text:span/></text:p>
      <text:p text:style-name="P54"><text:span text:style-name="T89">Семестр 1</text:span><text:span text:style-name="T90"/><text:span/></text:p>
      <text:p text:style-name="P55"><text:span text:style-name="T91"/><text:span text:style-name="T92"/><text:span/></text:p>
      <text:p text:style-name="P56"><text:span text:style-name="T93"/><text:span text:style-name="T94"/><text:span/></text:p>
      <text:p text:style-name="P57"><text:span text:style-name="T95">Вариант 3</text:span><text:span text:style-name="T96"/><text:span/></text:p>
      <text:p text:style-name="P58"><text:span text:style-name="T97"/><text:span text:style-name="T98"/><text:span/></text:p>
      <text:p text:style-name="P59"><text:span text:style-name="T99"/><text:span text:style-name="T100"/><text:span/></text:p>
      <text:p text:style-name="P60"><text:span text:style-name="T101"/><text:span text:style-name="T102"/><text:span/></text:p>
      <text:p text:style-name="P61"><text:span text:style-name="T103"/><text:span text:style-name="T104"/><text:span/></text:p>
      <text:p text:style-name="P62"><text:span text:style-name="T105"/><text:span text:style-name="T106"/><text:span/></text:p>
      <text:p text:style-name="P63"><text:span text:style-name="T107"/><text:span text:style-name="T108"/><text:span/></text:p>
      <text:p text:style-name="P64"><text:span text:style-name="T109"/><text:span text:style-name="T110"/><text:span/></text:p>
      <text:p text:style-name="P65"><text:span text:style-name="T111"/><text:span text:style-name="T112"/></text:p>
      <text:p text:style-name="P66"><text:span text:style-name="T113"/><text:span text:style-name="T114"/></text:p>
      <text:p text:style-name="P67"><text:span text:style-name="T115">Выполнил: студент гр. </text:span><text:span text:style-name="T116">ИБ262521-ф</text:span><text:span text:style-name="T117"/><text:span/></text:p>
      <text:p text:style-name="P68"><text:span text:style-name="T118">Артемов Александр Евгеньевич</text:span><text:span text:style-name="T119"/><text:span/></text:p>
      <text:p text:style-name="P69"><text:span text:style-name="T120">Проверил: канд. техн. наук, доц.</text:span><text:span text:style-name="T121"> Баранова Е.М.</text:span><text:span text:style-name="T122"/><text:span/></text:p>
      <text:p text:style-name="P70"><text:span text:style-name="T123"/><text:span text:style-name="T124"/><text:span/></text:p>
      <text:p text:style-name="P71"><text:span text:style-name="T125"/><text:span text:style-name="T126"/><text:span/></text:p>
      <text:p text:style-name="P72"><text:span text:style-name="T127"/><text:span text:style-name="T128"/><text:span/></text:p>
      <text:p text:style-name="P73"><text:span text:style-name="T129">Тула 2022</text:span><text:span text:style-name="T130"/><text:span/></text:p>
      <text:p text:style-name="P74"><text:span text:style-name="T131">Лабораторная работа № 9</text:span><text:span text:style-name="T132"/><text:span/></text:p>
      <text:list>
        <text:list-item>
          <text:p text:style-name="P75"><text:span text:style-name="T133">Название: </text:span><text:span text:style-name="T134">Работа с офисными программами</text:span><text:span text:style-name="T135">.</text:span><text:span text:style-name="T136"/><text:span/></text:p>
        </text:list-item>
        <text:list-item>
          <text:p text:style-name="P76"><text:span text:style-name="T137">Цель работы</text:span><text:span text:style-name="T138">: </text:span><text:span text:style-name="T139">Освоение процедуры создания, оформления и форматирования текста и таблиц в текстовом процессоре Microsoft Word и редакторе электронных таблиц Excel</text:span><text:span text:style-name="T140">.</text:span><text:span text:style-name="T141"/><text:span/></text:p>
        </text:list-item>
      </text:list>
      <text:p text:style-name="P77"><text:span text:style-name="T142">В</text:span><text:span text:style-name="T143">ариант: 3.</text:span><text:span text:style-name="T144"/><text:span/></text:p>
      <text:p text:style-name="P78"><text:span text:style-name="T145"/><text:span text:style-name="T146"/><text:span/></text:p>
      <text:p text:style-name="P79"><text:span text:style-name="T147">Выполнение лабораторной работы.</text:span><text:span text:style-name="T148"/><text:span text:style-name="T149"/></text:p>
      <text:list text:style-name="WWNum12" text:continue-numbering="true">
        <text:list-item>
          <text:p text:style-name="P80"><text:span text:style-name="T150">Изучены теоретические положения работы. </text:span><text:span text:style-name="T151"/><text:span text:style-name="T152"/></text:p>
        </text:list-item>
        <text:list-item>
          <text:p text:style-name="P81"><text:span text:style-name="T153">Создана новую папку с именем «Артемов А.Е.» </text:span><text:span text:style-name="T154"/><text:span text:style-name="T155"/></text:p>
        </text:list-item>
        <text:list-item>
          <text:p text:style-name="P82"><text:span text:style-name="T156">В папке </text:span><text:span text:style-name="T157">«Артемов А.Е.»</text:span><text:span text:style-name="T158"> создана папка «Лабораторная работа №1». </text:span><text:span text:style-name="T159"/><text:span text:style-name="T160"/></text:p>
        </text:list-item>
        <text:list-item>
          <text:p text:style-name="P83"><text:span text:style-name="T161"/><text:span text:style-name="T162">В папке </text:span><text:span text:style-name="T163">«Артемов А.Е.»</text:span><text:span text:style-name="T164"> создана папка</text:span><text:span text:style-name="T165"> «Основы </text:span><text:span text:style-name="T166">Windows</text:span><text:span text:style-name="T167">». </text:span><text:span text:style-name="T168"/><text:span text:style-name="T169"/></text:p>
        </text:list-item>
        <text:list-item>
          <text:p text:style-name="P84"><text:span text:style-name="T170">Папка «Основы </text:span><text:span text:style-name="T171">Windows</text:span><text:span text:style-name="T172">» скопирована в папку «Лабораторная работа №1». </text:span><text:span text:style-name="T173"/><text:span text:style-name="T174"/></text:p>
        </text:list-item>
        <text:list-item>
          <text:p text:style-name="P85"><text:span text:style-name="T175">Переименована скопированная папка «Основы Windows» в «Основы Windows_2». </text:span><text:span text:style-name="T176"/><text:span text:style-name="T177"/></text:p>
        </text:list-item>
        <text:list-item>
          <text:p text:style-name="P86"><text:span text:style-name="T178"/><text:span text:style-name="T179">Папка «</text:span><text:span text:style-name="T180">Основы </text:span><text:span text:style-name="T181">Windows_2»</text:span><text:span text:style-name="T182"> перемещена </text:span><text:span text:style-name="T183"> в папку «Основы Windows». </text:span><text:span text:style-name="T184"/><text:span text:style-name="T185"/></text:p>
        </text:list-item>
        <text:list-item>
          <text:p text:style-name="P87"><text:span text:style-name="T186">В папке «Основы Windows» создан документ Microsoft Word с именем «Учусь работать с Word». </text:span><text:span text:style-name="T187"/><text:span text:style-name="T188"/></text:p>
        </text:list-item>
        <text:list-item>
          <text:p text:style-name="P88"><text:span text:style-name="T189">Перемещен файл из папки «Основы Windows» в папку «Лабораторная работа №1». </text:span><text:span text:style-name="T190"/><text:span text:style-name="T191"/></text:p>
        </text:list-item>
        <text:list-item>
          <text:p text:style-name="P89"><text:span text:style-name="T192">Удалена и восстановлена из корзины папка «Основы Windows_2».</text:span><text:span text:style-name="T193"/><text:span text:style-name="T194"/></text:p>
        </text:list-item>
        <text:list-item>
          <text:p text:style-name="P90"><text:span text:style-name="T195">В документе «Учусь работать с Word» </text:span><text:span text:style-name="T196">набран и отформатирован согласно задания текст.</text:span><text:span text:style-name="T197"/></text:p>
        </text:list-item>
        <text:list-item>
          <text:p text:style-name="P91"><text:span text:style-name="T198"/><text:span text:style-name="T199">Создана таблица согласно задания и скопирована в новый документ </text:span><text:span text:style-name="T200">Microsoft Word</text:span><text:span text:style-name="T201"><text:s/></text:span><text:span text:style-name="T202">с именем «Учусь работать с Word_2»</text:span><text:span/><text:span text:style-name="T203"/><text:span text:style-name="T204"/></text:p>
        </text:list-item>
        <text:list-item>
          <text:p text:style-name="P92"><text:span text:style-name="T205">В папке «Лабораторная работа №1» создан документ Microsoft Excel, в который скопирована таблица из </text:span><text:span text:style-name="T206">документа «Учусь работать с Word»</text:span><text:span/><text:span text:style-name="T207">. </text:span><text:span text:style-name="T208"/></text:p>
        </text:list-item>
        <text:list-item>
          <text:p text:style-name="P93"><text:span text:style-name="T209">К таблице в документе </text:span><text:span text:style-name="T210">Microsoft Excel добавлены строка</text:span><text:span text:style-name="T211"> сверху и столбцы слева для столбца «№<text:s text:c="2"/>п/п» и справа для столбца «Стоимость». </text:span><text:span text:style-name="T212"/></text:p>
        </text:list-item>
        <text:list-item>
          <text:p text:style-name="P94"><text:span text:style-name="T213">Введены наименования столбцов в заголовок таблицы согласно задания и пронумерованы строки таблицы.</text:span><text:span text:style-name="T214"/></text:p>
        </text:list-item>
        <text:list-item>
          <text:p text:style-name="P95"><text:span text:style-name="T215">В ячейках столбца «Стоимость» введена формула расчета стоимости </text:span><text:span text:style-name="T216">(Ст</text:span><text:span text:style-name="T217">оимость = Цена за ед. • Количество)</text:span><text:span text:style-name="T218">.</text:span><text:span text:style-name="T219"/></text:p>
        </text:list-item>
        <text:list-item>
          <text:p text:style-name="P96"><text:span text:style-name="T220">Командой «Автосумма» посчитана сумма по столбцу «Стоимость». </text:span><text:span text:style-name="T221"/></text:p>
        </text:list-item>
        <text:list-item>
          <text:p text:style-name="P97"><text:span text:style-name="T222">Отформатирована таблица, установлены границы: внешняя – жирная линия; внутренние – тонкие; заголовок – полужирный.</text:span><text:span text:style-name="T223"/></text:p>
        </text:list-item>
        <text:list-item>
          <text:p text:style-name="P98"><text:span text:style-name="T224">Построена гистограмма по данным столбца «Стоимость». В качестве подписей по оси Х использованы данные столбца «Наименование товара». Диаграмма размещена на новом листе. </text:span><text:span text:style-name="T225"/></text:p>
        </text:list-item>
        <text:list-item>
          <text:p text:style-name="P99"><text:span text:style-name="T226">Диаграмма скопирована в документ «Учусь работать с Word_2». </text:span><text:span text:style-name="T227"/></text:p>
        </text:list-item>
        <text:list-item>
          <text:p text:style-name="P100"><text:span text:style-name="T228">В браузере Firefox на сайте </text:span><text:span text:style-name="T229">Тульского Государственного Университета найдена страница Института прикладной информатики и компьютерных наук и </text:span><text:span text:style-name="T230">занесена в закладки браузера.</text:span><text:span text:style-name="T231"/></text:p>
        </text:list-item>
        <text:list-item>
          <text:p text:style-name="P101"><text:span text:style-name="T232">Текст со страницы скопирован в документ «Учусь работать с Word». </text:span><text:span text:style-name="T233"/></text:p>
        </text:list-item>
        <text:list-item>
          <text:p text:style-name="P102"><text:span text:style-name="T234">Страница </text:span><text:span text:style-name="T235">Института прикладной информатики и компьютерных наук сохранена</text:span><text:span text:style-name="T236"> в папку «Лабораторная работа №1». </text:span><text:span text:style-name="T237"/></text:p>
        </text:list-item>
        <text:list-item>
          <text:p text:style-name="P103"><text:span text:style-name="T238">Проверена правильность выполнения работы. </text:span><text:span text:style-name="T239"/></text:p>
        </text:list-item>
      </text:list>
      <text:p text:style-name="P104"><text:span text:style-name="T240"/><text:span text:style-name="T241"/></text:p>
      <text:p text:style-name="P105"><text:span text:style-name="T242"/><text:span text:style-name="T243"/></text:p>
      <text:p text:style-name="P106"><text:span text:style-name="T244">Контрольные вопросы. </text:span><text:span text:style-name="T245"/><text:span text:style-name="T246"/><text:span text:style-name="T247"/></text:p>
      <text:list text:style-name="WWNum25" text:continue-numbering="true">
        <text:list-item>
          <text:p text:style-name="P107"><text:span text:style-name="T248">Что такое ярлык?</text:span><text:span text:style-name="T249"/></text:p>
        </text:list-item>
      </text:list>
      <text:p text:style-name="P108"><text:span text:style-name="T250"/><text:span text:style-name="T251">Ярлык – это реализованная в ОС Windows возможность использовать ссылки на объект без необходимости создания копий этого объекта.</text:span><text:span text:style-name="T252"/><text:span text:style-name="T253"/></text:p>
      <text:list text:style-name="WWNum25" text:continue-numbering="true">
        <text:list-item>
          <text:p text:style-name="P109"><text:span text:style-name="T254">Как вызвать контекстное меню?</text:span><text:span text:style-name="T255"/></text:p>
        </text:list-item>
      </text:list>
      <text:p text:style-name="P110"><text:span text:style-name="T256"/><text:span text:style-name="T257">Контекстное меню, </text:span><text:span text:style-name="T258">вызывается при нажатии на правую кнопки мыши</text:span><text:span text:style-name="T259"> на объекте.</text:span><text:span text:style-name="T260"/></text:p>
      <text:list text:style-name="WWNum25" text:continue-numbering="true">
        <text:list-item>
          <text:p text:style-name="P111"><text:span text:style-name="T261">Что такое электронная таблица? </text:span><text:span text:style-name="T262"/></text:p>
        </text:list-item>
      </text:list>
      <text:p text:style-name="P112"><text:span text:style-name="T263"/><text:span text:style-name="T264">Электронная таблица</text:span><text:span text:style-name="T265"> – это форма представления данных, в которой данные занесены в таблицу с пронумерованными строками и столбцами, и которые могут представлять из себя как значения (числа, текст, дата и т.д.), так и формулы для вычисления значений. </text:span><text:span text:style-name="T266"/></text:p>
      <text:list text:style-name="WWNum25" text:continue-numbering="true">
        <text:list-item>
          <text:p text:style-name="P113"><text:span text:style-name="T267">С чего должна начинаться любая формула в MS Excel?</text:span><text:span text:style-name="T268"/></text:p>
        </text:list-item>
      </text:list>
      <text:p text:style-name="P114"><text:span text:style-name="T269"/><text:span text:style-name="T270">Любая формула в MS Excel</text:span><text:span text:style-name="T271"> начинается со знака «=» (равно).</text:span><text:span text:style-name="T272"/></text:p>
      <text:list text:style-name="WWNum25" text:continue-numbering="true">
        <text:list-item>
          <text:p text:style-name="P115"><text:span text:style-name="T273">Что такое браузер?</text:span><text:span text:style-name="T274"/></text:p>
        </text:list-item>
      </text:list>
      <text:p text:style-name="P116"><text:span text:style-name="T275"/><text:span text:style-name="T276">Браузер – это программа, обеспечивающая отображение Web–страниц</text:span><text:span text:style-name="T277">.</text:span><text:span text:style-name="T278"/></text:p>
      <text:p text:style-name="P117"><text:span text:style-name="T279"><text:soft-page-break/></text:span><text:span text:style-name="T280"/></text:p>
      <text:p text:style-name="P118"><text:span text:style-name="T281">Лабораторная работа № 10</text:span><text:span/><text:span/></text:p>
      <text:list>
        <text:list-item>
          <text:p text:style-name="P119"><text:span text:style-name="T282">Название: </text:span><text:span text:style-name="T283">Система подготовки презентаций MS Power Point</text:span><text:span text:style-name="T284">.</text:span><text:span text:style-name="T285"/><text:span text:style-name="T286"/></text:p>
        </text:list-item>
        <text:list-item>
          <text:p text:style-name="P120"><text:span text:style-name="T287">Цель работы</text:span><text:span text:style-name="T288">:</text:span><text:span text:style-name="T289"><text:s/></text:span><text:span text:style-name="T290">Изучить возможности системы, MSPowerPoint предназначенной для создания презентаций, освоить приемы работы с OLE– объектами и приложениями, поддерживающими OLE– технологию</text:span><text:span text:style-name="T291">.</text:span><text:span text:style-name="T292"/><text:span text:style-name="T293"/></text:p>
        </text:list-item>
      </text:list>
      <text:p text:style-name="P121"><text:span text:style-name="T294">В</text:span><text:span text:style-name="T295">ариант: 3.</text:span><text:span/><text:span/></text:p>
      <text:p text:style-name="P122"><text:span text:style-name="T296"/><text:span/><text:span/></text:p>
      <text:p text:style-name="P123"><text:span text:style-name="T297">Выполнение лабораторной работы.</text:span><text:span text:style-name="T298"/><text:span/></text:p>
      <text:p text:style-name="P124"><text:span text:style-name="T299"/><text:span text:style-name="T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7">
      <style:text-properties fo:font-family="Arial" style:font-family-complex="Arial" fo:font-size="11pt" fo:language="en" fo:country="US"/>
      <style:paragraph-properties fo:line-height="115%" fo:margin-bottom="10pt"/>
    </style:style>
    <style:style style:display-name="DStyle_text" style:family="text" style:name="628">
      <style:text-properties fo:font-family="Arial" style:font-family-complex="Arial" fo:font-size="11pt" fo:language="en" fo:country="US"/>
    </style:style>
    <style:style style:parent-style-name="627" style:display-name="Normal" style:family="paragraph" style:name="629">
      <style:text-properties/>
      <style:paragraph-properties/>
    </style:style>
    <style:style style:parent-style-name="627" style:display-name="Heading 1 Char" style:family="text" style:name="630">
      <style:text-properties fo:font-family="Arial" style:font-family-complex="Arial" fo:font-size="20pt"/>
    </style:style>
    <style:style style:parent-style-name="629" style:display-name="Heading 2" style:family="paragraph" style:name="631">
      <style:text-properties fo:font-family="Arial" style:font-family-complex="Arial" fo:font-size="17pt"/>
      <style:paragraph-properties fo:margin-top="18pt" fo:margin-bottom="10pt"/>
    </style:style>
    <style:style style:parent-style-name="627" style:display-name="Heading 2 Char" style:family="text" style:name="632">
      <style:text-properties fo:font-family="Arial" style:font-family-complex="Arial" fo:font-size="17pt"/>
    </style:style>
    <style:style style:parent-style-name="629" style:display-name="Heading 3" style:family="paragraph" style:name="633">
      <style:text-properties fo:font-family="Arial" style:font-family-complex="Arial" fo:font-size="15pt"/>
      <style:paragraph-properties fo:margin-top="16pt" fo:margin-bottom="10pt"/>
    </style:style>
    <style:style style:parent-style-name="627" style:display-name="Heading 3 Char" style:family="text" style:name="634">
      <style:text-properties fo:font-family="Arial" style:font-family-complex="Arial" fo:font-size="15pt"/>
    </style:style>
    <style:style style:parent-style-name="629" style:display-name="Heading 4" style:family="paragraph" style:name="635">
      <style:text-properties fo:font-family="Arial" style:font-family-complex="Arial" fo:font-size="13pt" fo:font-weight="bold"/>
      <style:paragraph-properties fo:margin-top="16pt" fo:margin-bottom="10pt"/>
    </style:style>
    <style:style style:parent-style-name="627" style:display-name="Heading 4 Char" style:family="text" style:name="636">
      <style:text-properties fo:font-family="Arial" style:font-family-complex="Arial" fo:font-size="13pt" fo:font-weight="bold"/>
    </style:style>
    <style:style style:parent-style-name="629" style:display-name="Heading 5" style:family="paragraph" style:name="637">
      <style:text-properties fo:font-family="Arial" style:font-family-complex="Arial" fo:font-size="12pt" fo:font-weight="bold"/>
      <style:paragraph-properties fo:margin-top="16pt" fo:margin-bottom="10pt"/>
    </style:style>
    <style:style style:parent-style-name="627" style:display-name="Heading 5 Char" style:family="text" style:name="638">
      <style:text-properties fo:font-family="Arial" style:font-family-complex="Arial" fo:font-size="12pt" fo:font-weight="bold"/>
    </style:style>
    <style:style style:parent-style-name="629" style:display-name="Heading 6" style:family="paragraph" style:name="639">
      <style:text-properties fo:font-family="Arial" style:font-family-complex="Arial" fo:font-size="11pt" fo:font-weight="bold"/>
      <style:paragraph-properties fo:margin-top="16pt" fo:margin-bottom="10pt"/>
    </style:style>
    <style:style style:parent-style-name="627" style:display-name="Heading 6 Char" style:family="text" style:name="640">
      <style:text-properties fo:font-family="Arial" style:font-family-complex="Arial" fo:font-size="11pt" fo:font-weight="bold"/>
    </style:style>
    <style:style style:parent-style-name="629" style:display-name="Heading 7" style:family="paragraph" style:name="641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7" style:display-name="Heading 7 Char" style:family="text" style:name="642">
      <style:text-properties fo:font-family="Arial" style:font-family-complex="Arial" fo:font-size="11pt" fo:font-style="italic" fo:font-weight="bold"/>
    </style:style>
    <style:style style:parent-style-name="629" style:display-name="Heading 8" style:family="paragraph" style:name="643">
      <style:text-properties fo:font-family="Arial" style:font-family-complex="Arial" fo:font-size="11pt" fo:font-style="italic"/>
      <style:paragraph-properties fo:margin-top="16pt" fo:margin-bottom="10pt"/>
    </style:style>
    <style:style style:parent-style-name="627" style:display-name="Heading 8 Char" style:family="text" style:name="644">
      <style:text-properties fo:font-family="Arial" style:font-family-complex="Arial" fo:font-size="11pt" fo:font-style="italic"/>
    </style:style>
    <style:style style:parent-style-name="629" style:display-name="Heading 9" style:family="paragraph" style:name="645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7" style:display-name="Heading 9 Char" style:family="text" style:name="646">
      <style:text-properties fo:font-family="Arial" style:font-family-complex="Arial" fo:font-size="10.5pt" fo:font-style="italic"/>
    </style:style>
    <style:style style:parent-style-name="629" style:display-name="List Paragraph" style:family="paragraph" style:name="647">
      <style:text-properties/>
      <style:paragraph-properties fo:margin-left="1.27cm" fo:margin-right="0cm" fo:text-indent="0cm"/>
    </style:style>
    <style:style style:parent-style-name="627" style:display-name="No Spacing" style:family="paragraph" style:name="648">
      <style:paragraph-properties fo:line-height="100%" fo:margin-top="0pt" fo:margin-bottom="0pt"/>
    </style:style>
    <style:style style:parent-style-name="629" style:display-name="Title" style:family="paragraph" style:name="649">
      <style:text-properties fo:font-size="24pt"/>
      <style:paragraph-properties fo:margin-top="15pt" fo:margin-bottom="10pt"/>
    </style:style>
    <style:style style:parent-style-name="627" style:display-name="Title Char" style:family="text" style:name="650">
      <style:text-properties fo:font-size="24pt"/>
    </style:style>
    <style:style style:parent-style-name="629" style:display-name="Subtitle" style:family="paragraph" style:name="651">
      <style:text-properties fo:font-size="12pt"/>
      <style:paragraph-properties fo:margin-top="10pt" fo:margin-bottom="10pt"/>
    </style:style>
    <style:style style:parent-style-name="627" style:display-name="Subtitle Char" style:family="text" style:name="652">
      <style:text-properties fo:font-size="12pt"/>
    </style:style>
    <style:style style:parent-style-name="629" style:display-name="Quote" style:family="paragraph" style:name="653">
      <style:text-properties fo:font-style="italic"/>
      <style:paragraph-properties fo:margin-left="1.27cm" fo:margin-right="1.27cm" fo:text-indent="0cm"/>
    </style:style>
    <style:style style:parent-style-name="627" style:display-name="Quote Char" style:family="text" style:name="654">
      <style:text-properties fo:font-style="italic"/>
    </style:style>
    <style:style style:parent-style-name="629" style:display-name="Intense Quote" style:family="paragraph" style:name="655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7" style:display-name="Intense Quote Char" style:family="text" style:name="656">
      <style:text-properties fo:font-style="italic"/>
    </style:style>
    <style:style style:parent-style-name="629" style:display-name="Header" style:family="paragraph" style:name="65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Header Char" style:family="text" style:name="658"/>
    <style:style style:parent-style-name="629" style:display-name="Footer" style:family="paragraph" style:name="65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Footer Char" style:family="text" style:name="660"/>
    <style:style style:parent-style-name="627" style:display-name="Caption Char" style:family="text" style:name="661"/>
    <style:style style:parent-style-name="627" style:display-name="Hyper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7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29" style:display-name="footnote text" style:family="paragraph" style:name="664">
      <style:text-properties fo:font-size="9pt"/>
      <style:paragraph-properties fo:line-height="100%" fo:margin-bottom="2pt"/>
    </style:style>
    <style:style style:parent-style-name="627" style:display-name="Footnote Text Char" style:family="text" style:name="665">
      <style:text-properties fo:font-size="9pt"/>
    </style:style>
    <style:style style:parent-style-name="627" style:display-name="footnote reference" style:family="text" style:name="666"/>
    <style:style style:parent-style-name="629" style:display-name="endnote text" style:family="paragraph" style:name="667">
      <style:text-properties fo:font-size="10pt"/>
      <style:paragraph-properties fo:line-height="100%" fo:margin-bottom="0pt"/>
    </style:style>
    <style:style style:parent-style-name="627" style:display-name="Endnote Text Char" style:family="text" style:name="668">
      <style:text-properties fo:font-size="10pt"/>
    </style:style>
    <style:style style:parent-style-name="627" style:display-name="endnote reference" style:family="text" style:name="669"/>
    <style:style style:parent-style-name="629" style:display-name="toc 1" style:family="paragraph" style:name="670">
      <style:paragraph-properties fo:margin-left="0cm" fo:margin-right="0cm" fo:text-indent="0cm" fo:margin-bottom="2.85pt"/>
    </style:style>
    <style:style style:parent-style-name="629" style:display-name="toc 2" style:family="paragraph" style:name="671">
      <style:paragraph-properties fo:margin-left="0.4992cm" fo:margin-right="0cm" fo:text-indent="0cm" fo:margin-bottom="2.85pt"/>
    </style:style>
    <style:style style:parent-style-name="629" style:display-name="toc 3" style:family="paragraph" style:name="672">
      <style:paragraph-properties fo:margin-left="1cm" fo:margin-right="0cm" fo:text-indent="0cm" fo:margin-bottom="2.85pt"/>
    </style:style>
    <style:style style:parent-style-name="629" style:display-name="toc 4" style:family="paragraph" style:name="673">
      <style:paragraph-properties fo:margin-left="1.499cm" fo:margin-right="0cm" fo:text-indent="0cm" fo:margin-bottom="2.85pt"/>
    </style:style>
    <style:style style:parent-style-name="629" style:display-name="toc 5" style:family="paragraph" style:name="674">
      <style:paragraph-properties fo:margin-left="2cm" fo:margin-right="0cm" fo:text-indent="0cm" fo:margin-bottom="2.85pt"/>
    </style:style>
    <style:style style:parent-style-name="629" style:display-name="toc 6" style:family="paragraph" style:name="675">
      <style:paragraph-properties fo:margin-left="2.5cm" fo:margin-right="0cm" fo:text-indent="0cm" fo:margin-bottom="2.85pt"/>
    </style:style>
    <style:style style:parent-style-name="629" style:display-name="toc 7" style:family="paragraph" style:name="676">
      <style:paragraph-properties fo:margin-left="3.001cm" fo:margin-right="0cm" fo:text-indent="0cm" fo:margin-bottom="2.85pt"/>
    </style:style>
    <style:style style:parent-style-name="629" style:display-name="toc 8" style:family="paragraph" style:name="677">
      <style:paragraph-properties fo:margin-left="3.5cm" fo:margin-right="0cm" fo:text-indent="0cm" fo:margin-bottom="2.85pt"/>
    </style:style>
    <style:style style:parent-style-name="629" style:display-name="toc 9" style:family="paragraph" style:name="678">
      <style:paragraph-properties fo:margin-left="4.001cm" fo:margin-right="0cm" fo:text-indent="0cm" fo:margin-bottom="2.85pt"/>
    </style:style>
    <style:style style:parent-style-name="627" style:display-name="TOC Heading" style:family="paragraph" style:name="679"/>
    <style:style style:parent-style-name="629" style:display-name="table of figures" style:family="paragraph" style:name="680">
      <style:paragraph-properties fo:margin-bottom="0pt"/>
    </style:style>
    <style:style style:class="default" style:display-name="DStyle_paragraph" style:family="paragraph" style:name="681">
      <style:text-properties fo:color="#000000" fo:font-family="Liberation Serif" style:font-family-asian="Times New Roman" style:font-family-complex="Liberation Serif" fo:font-size="12pt" fo:language="ru" fo:country="RU"/>
      <style:paragraph-properties fo:line-height="115%" fo:margin-top="0pt" fo:margin-bottom="10pt"/>
    </style:style>
    <style:style style:parent-style-name="681" style:display-name="Standard" style:family="paragraph" style:name="682">
      <style:text-properties/>
      <style:paragraph-properties/>
    </style:style>
    <style:style style:parent-style-name="682" style:display-name="Heading" style:family="paragraph" style:name="683">
      <style:text-properties fo:font-family="Liberation Sans" style:font-family-complex="Liberation Sans" fo:font-size="14pt"/>
      <style:paragraph-properties fo:margin-top="12pt" fo:margin-bottom="6pt"/>
    </style:style>
    <style:style style:parent-style-name="682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/>
    <style:style style:parent-style-name="682" style:display-name="Caption" style:family="paragraph" style:name="686">
      <style:text-properties fo:font-size="12pt" fo:font-style="italic"/>
      <style:paragraph-properties fo:margin-top="6pt" fo:margin-bottom="6pt"/>
    </style:style>
    <style:style style:parent-style-name="682" style:display-name="Index" style:family="paragraph" style:name="687"/>
    <style:style style:parent-style-name="683" style:display-name="Heading 1" style:family="paragraph" style:name="688">
      <style:text-properties fo:font-family="Liberation Serif" style:font-family-complex="Liberation Serif" fo:font-size="24pt" fo:font-weight="bold"/>
      <style:paragraph-properties fo:margin-top="12pt" fo:margin-bottom="6pt"/>
    </style:style>
    <style:style style:parent-style-name="682" style:display-name="Table Contents" style:family="paragraph" style:name="689"/>
    <style:style style:parent-style-name="689" style:display-name="Table Heading" style:family="paragraph" style:name="690">
      <style:text-properties fo:font-weight="bold"/>
      <style:paragraph-properties fo:text-align="center"/>
    </style:style>
    <style:style style:parent-style-name="682" style:display-name="Frame contents" style:family="paragraph" style:name="691"/>
    <style:style style:parent-style-name="686" style:display-name="Drawing" style:family="paragraph" style:name="692"/>
    <style:style style:parent-style-name="681" style:display-name="Bullet Symbols" style:family="text" style:name="693">
      <style:text-properties fo:font-family="OpenSymbol" style:font-family-complex="OpenSymbol"/>
    </style:style>
    <style:style style:parent-style-name="681" style:display-name="Strong Emphasis" style:family="text" style:name="694">
      <style:text-properties fo:font-weight="bold"/>
    </style:style>
    <style:style style:parent-style-name="681" style:display-name="Numbering Symbols" style:family="text" style:name="695">
      <style:text-properties fo:font-family="Times New Roman" style:font-family-complex="Times New Roman" fo:font-size="14pt" fo:font-style="normal"/>
    </style:style>
    <style:style style:parent-style-name="681" style:display-name="Internet link" style:family="text" style:name="696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97"/>
    <style:style style:parent-style-name="681" style:display-name="T1" style:family="text" style:name="698">
      <style:text-properties fo:font-family="Symbol" style:font-family-complex="Symbol"/>
    </style:style>
    <style:style style:parent-style-name="681" style:display-name="T2" style:family="text" style:name="699">
      <style:text-properties fo:font-family="Symbol" style:font-family-complex="Symbol"/>
    </style:style>
    <style:style style:parent-style-name="681" style:display-name="T3" style:family="text" style:name="700">
      <style:text-properties fo:font-family="Symbol" style:font-family-complex="Symbol"/>
    </style:style>
    <style:style style:parent-style-name="681" style:display-name="T4" style:family="text" style:name="701">
      <style:text-properties fo:font-family="Symbol" style:font-family-complex="Symbol"/>
    </style:style>
    <style:style style:parent-style-name="681" style:display-name="T5" style:family="text" style:name="702">
      <style:text-properties fo:font-family="Symbol" style:font-family-complex="Symbol"/>
    </style:style>
    <style:style style:parent-style-name="681" style:display-name="T6" style:family="text" style:name="703">
      <style:text-properties fo:font-family="Symbol" style:font-family-complex="Symbol"/>
    </style:style>
    <style:style style:parent-style-name="681" style:display-name="T7" style:family="text" style:name="704">
      <style:text-properties fo:font-family="Symbol" style:font-family-complex="Symbol"/>
    </style:style>
    <style:style style:parent-style-name="681" style:display-name="T8" style:family="text" style:name="705">
      <style:text-properties fo:font-family="Symbol" style:font-family-complex="Symbol"/>
    </style:style>
    <style:style style:parent-style-name="681" style:display-name="T9" style:family="text" style:name="706">
      <style:text-properties fo:font-family="Symbol" style:font-family-complex="Symbol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Symbol" style:font-family-complex="Symbol"/>
    </style:style>
    <style:style style:family="text" style:name="T3">
      <style:text-properties fo:font-family="Symbol" style:font-family-complex="Symbol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Symbol" style:font-family-complex="Symbol"/>
    </style:style>
    <style:style style:family="text" style:name="T6">
      <style:text-properties fo:font-family="Symbol" style:font-family-complex="Symbol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Symbol" style:font-family-complex="Symbol"/>
    </style:style>
    <style:style style:family="text" style:name="T9">
      <style:text-properties fo:font-family="Symbol" style:font-family-complex="Symbol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Symbol" style:font-family-asian="Symbol" style:font-family-complex="Symbol"/>
    </style:style>
    <style:style style:family="text" style:name="T12">
      <style:text-properties fo:font-family="Symbol" style:font-family-asian="Symbol" style:font-family-complex="Symbol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Symbol" style:font-family-asian="Symbol" style:font-family-complex="Symbol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Symbol" style:font-family-asian="Symbol" style:font-family-complex="Symbol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Symbol" style:font-family-asian="Symbol" style:font-family-complex="Symbol"/>
    </style:style>
    <style:style style:family="text" style:name="T21">
      <style:text-properties fo:font-family="Symbol" style:font-family-asian="Symbol" style:font-family-complex="Symbol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Symbol" style:font-family-asian="Symbol" style:font-family-complex="Symbol"/>
    </style:style>
    <style:style style:family="text" style:name="T24">
      <style:text-properties fo:font-family="Symbol" style:font-family-asian="Symbol" style:font-family-complex="Symbol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Symbol" style:font-family-asian="Symbol" style:font-family-complex="Symbol"/>
    </style:style>
    <style:style style:family="text" style:name="T27">
      <style:text-properties fo:font-family="Symbol" style:font-family-asian="Symbol" style:font-family-complex="Symbol"/>
    </style:style>
    <text:list-style style:name="WWNum1">
      <text:list-level-style-bullet text:level="1" text:bullet-char="• 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2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3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4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5">
      <text:list-level-style-bullet text:level="1" text:bullet-char="• 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6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7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8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9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1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1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1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